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table table:name="original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← hopefully...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547" calcext:value-type="float">
            <text:p>0.11547</text:p>
          </table:table-cell>
          <table:table-cell office:value-type="float" office:value="-0" calcext:value-type="float">
            <text:p>0</text:p>
          </table:table-cell>
          <table:table-cell office:value-type="float" office:value="0.10328" calcext:value-type="float">
            <text:p>0.10328</text:p>
          </table:table-cell>
          <table:table-cell office:value-type="float" office:value="-0" calcext:value-type="float">
            <text:p>0</text:p>
          </table:table-cell>
          <table:table-cell office:value-type="float" office:value="0.095618" calcext:value-type="float">
            <text:p>0.09561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67872" calcext:value-type="float">
            <text:p>0.067872</text:p>
          </table:table-cell>
          <table:table-cell office:value-type="float" office:value="0.093417" calcext:value-type="float">
            <text:p>0.093417</text:p>
          </table:table-cell>
          <table:table-cell office:value-type="float" office:value="0.098225" calcext:value-type="float">
            <text:p>0.098225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0.090938" calcext:value-type="float">
            <text:p>0.090938</text:p>
          </table:table-cell>
          <table:table-cell office:value-type="float" office:value="-0.029548" calcext:value-type="float">
            <text:p>-0.02954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09819" calcext:value-type="float">
            <text:p>0.109819</text:p>
          </table:table-cell>
          <table:table-cell office:value-type="float" office:value="0.035682" calcext:value-type="float">
            <text:p>0.035682</text:p>
          </table:table-cell>
          <table:table-cell office:value-type="float" office:value="0.060706" calcext:value-type="float">
            <text:p>0.060706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-0.056203" calcext:value-type="float">
            <text:p>-0.056203</text:p>
          </table:table-cell>
          <table:table-cell office:value-type="float" office:value="-0.077357" calcext:value-type="float">
            <text:p>-0.07735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09819" calcext:value-type="float">
            <text:p>0.109819</text:p>
          </table:table-cell>
          <table:table-cell office:value-type="float" office:value="-0.035682" calcext:value-type="float">
            <text:p>-0.035682</text:p>
          </table:table-cell>
          <table:table-cell office:value-type="float" office:value="-0.060706" calcext:value-type="float">
            <text:p>-0.060706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-0.056203" calcext:value-type="float">
            <text:p>-0.056203</text:p>
          </table:table-cell>
          <table:table-cell office:value-type="float" office:value="0.077357" calcext:value-type="float">
            <text:p>0.07735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67872" calcext:value-type="float">
            <text:p>0.067872</text:p>
          </table:table-cell>
          <table:table-cell office:value-type="float" office:value="-0.093417" calcext:value-type="float">
            <text:p>-0.093417</text:p>
          </table:table-cell>
          <table:table-cell office:value-type="float" office:value="-0.098225" calcext:value-type="float">
            <text:p>-0.098225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0.090938" calcext:value-type="float">
            <text:p>0.090938</text:p>
          </table:table-cell>
          <table:table-cell office:value-type="float" office:value="0.029548" calcext:value-type="float">
            <text:p>0.02954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1547" calcext:value-type="float">
            <text:p>-0.11547</text:p>
          </table:table-cell>
          <table:table-cell office:value-type="float" office:value="-0" calcext:value-type="float">
            <text:p>0</text:p>
          </table:table-cell>
          <table:table-cell office:value-type="float" office:value="0.10328" calcext:value-type="float">
            <text:p>0.10328</text:p>
          </table:table-cell>
          <table:table-cell office:value-type="float" office:value="0" calcext:value-type="float">
            <text:p>0</text:p>
          </table:table-cell>
          <table:table-cell office:value-type="float" office:value="-0.095618" calcext:value-type="float">
            <text:p>-0.09561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67872" calcext:value-type="float">
            <text:p>-0.067872</text:p>
          </table:table-cell>
          <table:table-cell office:value-type="float" office:value="-0.093417" calcext:value-type="float">
            <text:p>-0.093417</text:p>
          </table:table-cell>
          <table:table-cell office:value-type="float" office:value="0.098225" calcext:value-type="float">
            <text:p>0.098225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-0.090938" calcext:value-type="float">
            <text:p>-0.090938</text:p>
          </table:table-cell>
          <table:table-cell office:value-type="float" office:value="0.029548" calcext:value-type="float">
            <text:p>0.02954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109819" calcext:value-type="float">
            <text:p>-0.109819</text:p>
          </table:table-cell>
          <table:table-cell office:value-type="float" office:value="-0.035682" calcext:value-type="float">
            <text:p>-0.035682</text:p>
          </table:table-cell>
          <table:table-cell office:value-type="float" office:value="0.060706" calcext:value-type="float">
            <text:p>0.060706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0.056203" calcext:value-type="float">
            <text:p>0.056203</text:p>
          </table:table-cell>
          <table:table-cell office:value-type="float" office:value="0.077357" calcext:value-type="float">
            <text:p>0.07735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109819" calcext:value-type="float">
            <text:p>-0.109819</text:p>
          </table:table-cell>
          <table:table-cell office:value-type="float" office:value="0.035682" calcext:value-type="float">
            <text:p>0.035682</text:p>
          </table:table-cell>
          <table:table-cell office:value-type="float" office:value="-0.060706" calcext:value-type="float">
            <text:p>-0.060706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0.056203" calcext:value-type="float">
            <text:p>0.056203</text:p>
          </table:table-cell>
          <table:table-cell office:value-type="float" office:value="-0.077357" calcext:value-type="float">
            <text:p>-0.07735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67872" calcext:value-type="float">
            <text:p>-0.067872</text:p>
          </table:table-cell>
          <table:table-cell office:value-type="float" office:value="0.093417" calcext:value-type="float">
            <text:p>0.093417</text:p>
          </table:table-cell>
          <table:table-cell office:value-type="float" office:value="-0.098225" calcext:value-type="float">
            <text:p>-0.098225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-0.090938" calcext:value-type="float">
            <text:p>-0.090938</text:p>
          </table:table-cell>
          <table:table-cell office:value-type="float" office:value="-0.029548" calcext:value-type="float">
            <text:p>-0.029548</text:p>
          </table:table-cell>
          <table:table-cell/>
        </table:table-row>
        <table:table-row table:style-name="ro1" table:number-rows-repeated="14">
          <table:table-cell table:number-columns-repeated="8"/>
        </table:table-row>
        <table:table-row table:style-name="ro2" table:number-rows-repeated="11">
          <table:table-cell table:number-columns-repeated="8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illed with empty channels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0.11547" calcext:value-type="float">
            <text:p>0.11547</text:p>
          </table:table-cell>
          <table:table-cell office:value-type="float" office:value="-0" calcext:value-type="float">
            <text:p>0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10328" calcext:value-type="float">
            <text:p>0.10328</text:p>
          </table:table-cell>
          <table:table-cell office:value-type="float" office:value="-0" calcext:value-type="float">
            <text:p>0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0.095618" calcext:value-type="float">
            <text:p>0.095618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67872" calcext:value-type="float">
            <text:p>0.067872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0.093417" calcext:value-type="float">
            <text:p>0.093417</text:p>
          </table:table-cell>
          <table:table-cell office:value-type="float" office:value="0.098225" calcext:value-type="float">
            <text:p>0.098225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0.090938" calcext:value-type="float">
            <text:p>0.090938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-0.029548" calcext:value-type="float">
            <text:p>-0.029548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09819" calcext:value-type="float">
            <text:p>0.109819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0.035682" calcext:value-type="float">
            <text:p>0.035682</text:p>
          </table:table-cell>
          <table:table-cell office:value-type="float" office:value="0.060706" calcext:value-type="float">
            <text:p>0.060706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-0.056203" calcext:value-type="float">
            <text:p>-0.056203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-0.077357" calcext:value-type="float">
            <text:p>-0.077357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09819" calcext:value-type="float">
            <text:p>0.109819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035682" calcext:value-type="float">
            <text:p>-0.035682</text:p>
          </table:table-cell>
          <table:table-cell office:value-type="float" office:value="-0.060706" calcext:value-type="float">
            <text:p>-0.060706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-0.056203" calcext:value-type="float">
            <text:p>-0.056203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0.077357" calcext:value-type="float">
            <text:p>0.077357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67872" calcext:value-type="float">
            <text:p>0.067872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093417" calcext:value-type="float">
            <text:p>-0.093417</text:p>
          </table:table-cell>
          <table:table-cell office:value-type="float" office:value="-0.098225" calcext:value-type="float">
            <text:p>-0.098225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0.090938" calcext:value-type="float">
            <text:p>0.090938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0.029548" calcext:value-type="float">
            <text:p>0.029548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11547" calcext:value-type="float">
            <text:p>-0.11547</text:p>
          </table:table-cell>
          <table:table-cell office:value-type="float" office:value="-0" calcext:value-type="float">
            <text:p>0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10328" calcext:value-type="float">
            <text:p>0.10328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-0.095618" calcext:value-type="float">
            <text:p>-0.095618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67872" calcext:value-type="float">
            <text:p>-0.067872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093417" calcext:value-type="float">
            <text:p>-0.093417</text:p>
          </table:table-cell>
          <table:table-cell office:value-type="float" office:value="0.098225" calcext:value-type="float">
            <text:p>0.098225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-0.090938" calcext:value-type="float">
            <text:p>-0.090938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0.029548" calcext:value-type="float">
            <text:p>0.029548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109819" calcext:value-type="float">
            <text:p>-0.109819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035682" calcext:value-type="float">
            <text:p>-0.035682</text:p>
          </table:table-cell>
          <table:table-cell office:value-type="float" office:value="0.060706" calcext:value-type="float">
            <text:p>0.060706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0.056203" calcext:value-type="float">
            <text:p>0.056203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0.077357" calcext:value-type="float">
            <text:p>0.077357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109819" calcext:value-type="float">
            <text:p>-0.109819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0.035682" calcext:value-type="float">
            <text:p>0.035682</text:p>
          </table:table-cell>
          <table:table-cell office:value-type="float" office:value="-0.060706" calcext:value-type="float">
            <text:p>-0.060706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0.056203" calcext:value-type="float">
            <text:p>0.056203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-0.077357" calcext:value-type="float">
            <text:p>-0.077357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67872" calcext:value-type="float">
            <text:p>-0.067872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0.093417" calcext:value-type="float">
            <text:p>0.093417</text:p>
          </table:table-cell>
          <table:table-cell office:value-type="float" office:value="-0.098225" calcext:value-type="float">
            <text:p>-0.098225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-0.090938" calcext:value-type="float">
            <text:p>-0.090938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office:value-type="float" office:value="-0.029548" calcext:value-type="float">
            <text:p>-0.029548</text:p>
          </table:table-cell>
          <table:table-cell table:number-columns-repeated="9"/>
        </table:table-row>
        <table:table-row table:style-name="ro1" table:number-rows-repeated="10">
          <table:table-cell table:style-name="ce1" table:number-columns-repeated="16"/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1.58114 <text:s/>1.46097 <text:s/>1.11787 <text:s/>0.60558</text:p>
          </table:table-cell>
          <table:table-cell table:style-name="ce1" table:number-columns-repeated="14"/>
          <table:table-cell table:number-columns-repeated="9"/>
        </table:table-row>
        <table:table-row table:style-name="ro1" table:number-rows-repeated="3">
          <table:table-cell table:style-name="ce1" table:number-columns-repeated="16"/>
          <table:table-cell table:number-columns-repeated="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float" office:value="1.58114" calcext:value-type="float">
            <text:p>1.58114</text:p>
          </table:table-cell>
          <table:table-cell table:number-columns-repeated="3" office:value-type="float" office:value="1.46097" calcext:value-type="float">
            <text:p>1.46097</text:p>
          </table:table-cell>
          <table:table-cell table:number-columns-repeated="5" office:value-type="float" office:value="1.11787" calcext:value-type="float">
            <text:p>1.11787</text:p>
          </table:table-cell>
          <table:table-cell table:number-columns-repeated="7" office:value-type="float" office:value="0.60558" calcext:value-type="float">
            <text:p>0.60558</text:p>
          </table:table-cell>
          <table:table-cell office:value-type="string" calcext:value-type="string">
            <text:p>order multipl.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" table:number-columns-repeated="16"/>
          <table:table-cell table:number-columns-repeated="9"/>
        </table:table-row>
        <table:table-row table:style-name="ro1">
          <table:table-cell table:style-name="ce1" table:formula="of:=[.A$29]*[.A2]" office:value-type="float" office:value="0.158114" calcext:value-type="float">
            <text:p>0.158114</text:p>
          </table:table-cell>
          <table:table-cell table:style-name="ce1" table:formula="of:=[.B$29]*[.B2]" office:value-type="float" office:value="0" calcext:value-type="float">
            <text:p>0.000000</text:p>
          </table:table-cell>
          <table:table-cell table:style-name="ce1" table:formula="of:=[.C$29]*[.C2]" office:value-type="float" office:value="0" calcext:value-type="float">
            <text:p>0.000000</text:p>
          </table:table-cell>
          <table:table-cell table:style-name="ce1" table:formula="of:=[.D$29]*[.D2]" office:value-type="float" office:value="0.1686982059" calcext:value-type="float">
            <text:p>0.168698</text:p>
          </table:table-cell>
          <table:table-cell table:style-name="ce1" table:formula="of:=[.E$29]*[.E2]" office:value-type="float" office:value="-0" calcext:value-type="float">
            <text:p>0.000000</text:p>
          </table:table-cell>
          <table:table-cell table:style-name="ce1" table:formula="of:=[.F$29]*[.F2]" office:value-type="float" office:value="0" calcext:value-type="float">
            <text:p>0.000000</text:p>
          </table:table-cell>
          <table:table-cell table:style-name="ce1" table:formula="of:=[.G$29]*[.G2]" office:value-type="float" office:value="0" calcext:value-type="float">
            <text:p>0.000000</text:p>
          </table:table-cell>
          <table:table-cell table:style-name="ce1" table:formula="of:=[.H$29]*[.H2]" office:value-type="float" office:value="0" calcext:value-type="float">
            <text:p>0.000000</text:p>
          </table:table-cell>
          <table:table-cell table:style-name="ce1" table:formula="of:=[.I$29]*[.I2]" office:value-type="float" office:value="0.1154536136" calcext:value-type="float">
            <text:p>0.115454</text:p>
          </table:table-cell>
          <table:table-cell table:style-name="ce1" table:formula="of:=[.J$29]*[.J2]" office:value-type="float" office:value="-0" calcext:value-type="float">
            <text:p>0.000000</text:p>
          </table:table-cell>
          <table:table-cell table:style-name="ce1" table:formula="of:=[.K$29]*[.K2]" office:value-type="float" office:value="0" calcext:value-type="float">
            <text:p>0.000000</text:p>
          </table:table-cell>
          <table:table-cell table:style-name="ce1" table:formula="of:=[.L$29]*[.L2]" office:value-type="float" office:value="0" calcext:value-type="float">
            <text:p>0.000000</text:p>
          </table:table-cell>
          <table:table-cell table:style-name="ce1" table:formula="of:=[.M$29]*[.M2]" office:value-type="float" office:value="0" calcext:value-type="float">
            <text:p>0.000000</text:p>
          </table:table-cell>
          <table:table-cell table:style-name="ce1" table:formula="of:=[.N$29]*[.N2]" office:value-type="float" office:value="0" calcext:value-type="float">
            <text:p>0.000000</text:p>
          </table:table-cell>
          <table:table-cell table:style-name="ce1" table:formula="of:=[.O$29]*[.O2]" office:value-type="float" office:value="0" calcext:value-type="float">
            <text:p>0.000000</text:p>
          </table:table-cell>
          <table:table-cell table:style-name="ce1" table:formula="of:=[.P$29]*[.P2]" office:value-type="float" office:value="0.05790434844" calcext:value-type="float">
            <text:p>0.057904</text:p>
          </table:table-cell>
          <table:table-cell table:number-columns-repeated="9"/>
        </table:table-row>
        <table:table-row table:style-name="ro1">
          <table:table-cell table:style-name="ce1" table:formula="of:=[.A$29]*[.A3]" office:value-type="float" office:value="0.158114" calcext:value-type="float">
            <text:p>0.158114</text:p>
          </table:table-cell>
          <table:table-cell table:style-name="ce1" table:formula="of:=[.B$29]*[.B3]" office:value-type="float" office:value="0.09915895584" calcext:value-type="float">
            <text:p>0.099159</text:p>
          </table:table-cell>
          <table:table-cell table:style-name="ce1" table:formula="of:=[.C$29]*[.C3]" office:value-type="float" office:value="0" calcext:value-type="float">
            <text:p>0.000000</text:p>
          </table:table-cell>
          <table:table-cell table:style-name="ce1" table:formula="of:=[.D$29]*[.D3]" office:value-type="float" office:value="0.13647943449" calcext:value-type="float">
            <text:p>0.136479</text:p>
          </table:table-cell>
          <table:table-cell table:style-name="ce1" table:formula="of:=[.E$29]*[.E3]" office:value-type="float" office:value="0.10980278075" calcext:value-type="float">
            <text:p>0.109803</text:p>
          </table:table-cell>
          <table:table-cell table:style-name="ce1" table:formula="of:=[.F$29]*[.F3]" office:value-type="float" office:value="0" calcext:value-type="float">
            <text:p>0.000000</text:p>
          </table:table-cell>
          <table:table-cell table:style-name="ce1" table:formula="of:=[.G$29]*[.G3]" office:value-type="float" office:value="0" calcext:value-type="float">
            <text:p>0.000000</text:p>
          </table:table-cell>
          <table:table-cell table:style-name="ce1" table:formula="of:=[.H$29]*[.H3]" office:value-type="float" office:value="0" calcext:value-type="float">
            <text:p>0.000000</text:p>
          </table:table-cell>
          <table:table-cell table:style-name="ce1" table:formula="of:=[.I$29]*[.I3]" office:value-type="float" office:value="0.03567682105" calcext:value-type="float">
            <text:p>0.035677</text:p>
          </table:table-cell>
          <table:table-cell table:style-name="ce1" table:formula="of:=[.J$29]*[.J3]" office:value-type="float" office:value="0.05507023404" calcext:value-type="float">
            <text:p>0.055070</text:p>
          </table:table-cell>
          <table:table-cell table:style-name="ce1" table:formula="of:=[.K$29]*[.K3]" office:value-type="float" office:value="0" calcext:value-type="float">
            <text:p>0.000000</text:p>
          </table:table-cell>
          <table:table-cell table:style-name="ce1" table:formula="of:=[.L$29]*[.L3]" office:value-type="float" office:value="0" calcext:value-type="float">
            <text:p>0.000000</text:p>
          </table:table-cell>
          <table:table-cell table:style-name="ce1" table:formula="of:=[.M$29]*[.M3]" office:value-type="float" office:value="0" calcext:value-type="float">
            <text:p>0.000000</text:p>
          </table:table-cell>
          <table:table-cell table:style-name="ce1" table:formula="of:=[.N$29]*[.N3]" office:value-type="float" office:value="0" calcext:value-type="float">
            <text:p>0.000000</text:p>
          </table:table-cell>
          <table:table-cell table:style-name="ce1" table:formula="of:=[.O$29]*[.O3]" office:value-type="float" office:value="0" calcext:value-type="float">
            <text:p>0.000000</text:p>
          </table:table-cell>
          <table:table-cell table:style-name="ce1" table:formula="of:=[.P$29]*[.P3]" office:value-type="float" office:value="-0.01789367784" calcext:value-type="float">
            <text:p>-0.017894</text:p>
          </table:table-cell>
          <table:table-cell table:number-columns-repeated="9"/>
        </table:table-row>
        <table:table-row table:style-name="ro1">
          <table:table-cell table:style-name="ce1" table:formula="of:=[.A$29]*[.A4]" office:value-type="float" office:value="0.158114" calcext:value-type="float">
            <text:p>0.158114</text:p>
          </table:table-cell>
          <table:table-cell table:style-name="ce1" table:formula="of:=[.B$29]*[.B4]" office:value-type="float" office:value="0.16044226443" calcext:value-type="float">
            <text:p>0.160442</text:p>
          </table:table-cell>
          <table:table-cell table:style-name="ce1" table:formula="of:=[.C$29]*[.C4]" office:value-type="float" office:value="0" calcext:value-type="float">
            <text:p>0.000000</text:p>
          </table:table-cell>
          <table:table-cell table:style-name="ce1" table:formula="of:=[.D$29]*[.D4]" office:value-type="float" office:value="0.05213033154" calcext:value-type="float">
            <text:p>0.052130</text:p>
          </table:table-cell>
          <table:table-cell table:style-name="ce1" table:formula="of:=[.E$29]*[.E4]" office:value-type="float" office:value="0.06786141622" calcext:value-type="float">
            <text:p>0.067861</text:p>
          </table:table-cell>
          <table:table-cell table:style-name="ce1" table:formula="of:=[.F$29]*[.F4]" office:value-type="float" office:value="0" calcext:value-type="float">
            <text:p>0.000000</text:p>
          </table:table-cell>
          <table:table-cell table:style-name="ce1" table:formula="of:=[.G$29]*[.G4]" office:value-type="float" office:value="0" calcext:value-type="float">
            <text:p>0.000000</text:p>
          </table:table-cell>
          <table:table-cell table:style-name="ce1" table:formula="of:=[.H$29]*[.H4]" office:value-type="float" office:value="0" calcext:value-type="float">
            <text:p>0.000000</text:p>
          </table:table-cell>
          <table:table-cell table:style-name="ce1" table:formula="of:=[.I$29]*[.I4]" office:value-type="float" office:value="-0.09340362785" calcext:value-type="float">
            <text:p>-0.093404</text:p>
          </table:table-cell>
          <table:table-cell table:style-name="ce1" table:formula="of:=[.J$29]*[.J4]" office:value-type="float" office:value="-0.03403541274" calcext:value-type="float">
            <text:p>-0.034035</text:p>
          </table:table-cell>
          <table:table-cell table:style-name="ce1" table:formula="of:=[.K$29]*[.K4]" office:value-type="float" office:value="0" calcext:value-type="float">
            <text:p>0.000000</text:p>
          </table:table-cell>
          <table:table-cell table:style-name="ce1" table:formula="of:=[.L$29]*[.L4]" office:value-type="float" office:value="0" calcext:value-type="float">
            <text:p>0.000000</text:p>
          </table:table-cell>
          <table:table-cell table:style-name="ce1" table:formula="of:=[.M$29]*[.M4]" office:value-type="float" office:value="0" calcext:value-type="float">
            <text:p>0.000000</text:p>
          </table:table-cell>
          <table:table-cell table:style-name="ce1" table:formula="of:=[.N$29]*[.N4]" office:value-type="float" office:value="0" calcext:value-type="float">
            <text:p>0.000000</text:p>
          </table:table-cell>
          <table:table-cell table:style-name="ce1" table:formula="of:=[.O$29]*[.O4]" office:value-type="float" office:value="0" calcext:value-type="float">
            <text:p>0.000000</text:p>
          </table:table-cell>
          <table:table-cell table:style-name="ce1" table:formula="of:=[.P$29]*[.P4]" office:value-type="float" office:value="-0.04684585206" calcext:value-type="float">
            <text:p>-0.046846</text:p>
          </table:table-cell>
          <table:table-cell table:number-columns-repeated="9"/>
        </table:table-row>
        <table:table-row table:style-name="ro1">
          <table:table-cell table:style-name="ce1" table:formula="of:=[.A$29]*[.A5]" office:value-type="float" office:value="0.158114" calcext:value-type="float">
            <text:p>0.158114</text:p>
          </table:table-cell>
          <table:table-cell table:style-name="ce1" table:formula="of:=[.B$29]*[.B5]" office:value-type="float" office:value="0.16044226443" calcext:value-type="float">
            <text:p>0.160442</text:p>
          </table:table-cell>
          <table:table-cell table:style-name="ce1" table:formula="of:=[.C$29]*[.C5]" office:value-type="float" office:value="0" calcext:value-type="float">
            <text:p>0.000000</text:p>
          </table:table-cell>
          <table:table-cell table:style-name="ce1" table:formula="of:=[.D$29]*[.D5]" office:value-type="float" office:value="-0.05213033154" calcext:value-type="float">
            <text:p>-0.052130</text:p>
          </table:table-cell>
          <table:table-cell table:style-name="ce1" table:formula="of:=[.E$29]*[.E5]" office:value-type="float" office:value="-0.06786141622" calcext:value-type="float">
            <text:p>-0.067861</text:p>
          </table:table-cell>
          <table:table-cell table:style-name="ce1" table:formula="of:=[.F$29]*[.F5]" office:value-type="float" office:value="0" calcext:value-type="float">
            <text:p>0.000000</text:p>
          </table:table-cell>
          <table:table-cell table:style-name="ce1" table:formula="of:=[.G$29]*[.G5]" office:value-type="float" office:value="0" calcext:value-type="float">
            <text:p>0.000000</text:p>
          </table:table-cell>
          <table:table-cell table:style-name="ce1" table:formula="of:=[.H$29]*[.H5]" office:value-type="float" office:value="0" calcext:value-type="float">
            <text:p>0.000000</text:p>
          </table:table-cell>
          <table:table-cell table:style-name="ce1" table:formula="of:=[.I$29]*[.I5]" office:value-type="float" office:value="-0.09340362785" calcext:value-type="float">
            <text:p>-0.093404</text:p>
          </table:table-cell>
          <table:table-cell table:style-name="ce1" table:formula="of:=[.J$29]*[.J5]" office:value-type="float" office:value="-0.03403541274" calcext:value-type="float">
            <text:p>-0.034035</text:p>
          </table:table-cell>
          <table:table-cell table:style-name="ce1" table:formula="of:=[.K$29]*[.K5]" office:value-type="float" office:value="0" calcext:value-type="float">
            <text:p>0.000000</text:p>
          </table:table-cell>
          <table:table-cell table:style-name="ce1" table:formula="of:=[.L$29]*[.L5]" office:value-type="float" office:value="0" calcext:value-type="float">
            <text:p>0.000000</text:p>
          </table:table-cell>
          <table:table-cell table:style-name="ce1" table:formula="of:=[.M$29]*[.M5]" office:value-type="float" office:value="0" calcext:value-type="float">
            <text:p>0.000000</text:p>
          </table:table-cell>
          <table:table-cell table:style-name="ce1" table:formula="of:=[.N$29]*[.N5]" office:value-type="float" office:value="0" calcext:value-type="float">
            <text:p>0.000000</text:p>
          </table:table-cell>
          <table:table-cell table:style-name="ce1" table:formula="of:=[.O$29]*[.O5]" office:value-type="float" office:value="0" calcext:value-type="float">
            <text:p>0.000000</text:p>
          </table:table-cell>
          <table:table-cell table:style-name="ce1" table:formula="of:=[.P$29]*[.P5]" office:value-type="float" office:value="0.04684585206" calcext:value-type="float">
            <text:p>0.046846</text:p>
          </table:table-cell>
          <table:table-cell table:number-columns-repeated="9"/>
        </table:table-row>
        <table:table-row table:style-name="ro1">
          <table:table-cell table:style-name="ce1" table:formula="of:=[.A$29]*[.A6]" office:value-type="float" office:value="0.158114" calcext:value-type="float">
            <text:p>0.158114</text:p>
          </table:table-cell>
          <table:table-cell table:style-name="ce1" table:formula="of:=[.B$29]*[.B6]" office:value-type="float" office:value="0.09915895584" calcext:value-type="float">
            <text:p>0.099159</text:p>
          </table:table-cell>
          <table:table-cell table:style-name="ce1" table:formula="of:=[.C$29]*[.C6]" office:value-type="float" office:value="0" calcext:value-type="float">
            <text:p>0.000000</text:p>
          </table:table-cell>
          <table:table-cell table:style-name="ce1" table:formula="of:=[.D$29]*[.D6]" office:value-type="float" office:value="-0.13647943449" calcext:value-type="float">
            <text:p>-0.136479</text:p>
          </table:table-cell>
          <table:table-cell table:style-name="ce1" table:formula="of:=[.E$29]*[.E6]" office:value-type="float" office:value="-0.10980278075" calcext:value-type="float">
            <text:p>-0.109803</text:p>
          </table:table-cell>
          <table:table-cell table:style-name="ce1" table:formula="of:=[.F$29]*[.F6]" office:value-type="float" office:value="0" calcext:value-type="float">
            <text:p>0.000000</text:p>
          </table:table-cell>
          <table:table-cell table:style-name="ce1" table:formula="of:=[.G$29]*[.G6]" office:value-type="float" office:value="0" calcext:value-type="float">
            <text:p>0.000000</text:p>
          </table:table-cell>
          <table:table-cell table:style-name="ce1" table:formula="of:=[.H$29]*[.H6]" office:value-type="float" office:value="0" calcext:value-type="float">
            <text:p>0.000000</text:p>
          </table:table-cell>
          <table:table-cell table:style-name="ce1" table:formula="of:=[.I$29]*[.I6]" office:value-type="float" office:value="0.03567682105" calcext:value-type="float">
            <text:p>0.035677</text:p>
          </table:table-cell>
          <table:table-cell table:style-name="ce1" table:formula="of:=[.J$29]*[.J6]" office:value-type="float" office:value="0.05507023404" calcext:value-type="float">
            <text:p>0.055070</text:p>
          </table:table-cell>
          <table:table-cell table:style-name="ce1" table:formula="of:=[.K$29]*[.K6]" office:value-type="float" office:value="0" calcext:value-type="float">
            <text:p>0.000000</text:p>
          </table:table-cell>
          <table:table-cell table:style-name="ce1" table:formula="of:=[.L$29]*[.L6]" office:value-type="float" office:value="0" calcext:value-type="float">
            <text:p>0.000000</text:p>
          </table:table-cell>
          <table:table-cell table:style-name="ce1" table:formula="of:=[.M$29]*[.M6]" office:value-type="float" office:value="0" calcext:value-type="float">
            <text:p>0.000000</text:p>
          </table:table-cell>
          <table:table-cell table:style-name="ce1" table:formula="of:=[.N$29]*[.N6]" office:value-type="float" office:value="0" calcext:value-type="float">
            <text:p>0.000000</text:p>
          </table:table-cell>
          <table:table-cell table:style-name="ce1" table:formula="of:=[.O$29]*[.O6]" office:value-type="float" office:value="0" calcext:value-type="float">
            <text:p>0.000000</text:p>
          </table:table-cell>
          <table:table-cell table:style-name="ce1" table:formula="of:=[.P$29]*[.P6]" office:value-type="float" office:value="0.01789367784" calcext:value-type="float">
            <text:p>0.017894</text:p>
          </table:table-cell>
          <table:table-cell table:number-columns-repeated="9"/>
        </table:table-row>
        <table:table-row table:style-name="ro1">
          <table:table-cell table:style-name="ce1" table:formula="of:=[.A$29]*[.A7]" office:value-type="float" office:value="0.158114" calcext:value-type="float">
            <text:p>0.158114</text:p>
          </table:table-cell>
          <table:table-cell table:style-name="ce1" table:formula="of:=[.B$29]*[.B7]" office:value-type="float" office:value="0" calcext:value-type="float">
            <text:p>0.000000</text:p>
          </table:table-cell>
          <table:table-cell table:style-name="ce1" table:formula="of:=[.C$29]*[.C7]" office:value-type="float" office:value="0" calcext:value-type="float">
            <text:p>0.000000</text:p>
          </table:table-cell>
          <table:table-cell table:style-name="ce1" table:formula="of:=[.D$29]*[.D7]" office:value-type="float" office:value="-0.1686982059" calcext:value-type="float">
            <text:p>-0.168698</text:p>
          </table:table-cell>
          <table:table-cell table:style-name="ce1" table:formula="of:=[.E$29]*[.E7]" office:value-type="float" office:value="-0" calcext:value-type="float">
            <text:p>0.000000</text:p>
          </table:table-cell>
          <table:table-cell table:style-name="ce1" table:formula="of:=[.F$29]*[.F7]" office:value-type="float" office:value="0" calcext:value-type="float">
            <text:p>0.000000</text:p>
          </table:table-cell>
          <table:table-cell table:style-name="ce1" table:formula="of:=[.G$29]*[.G7]" office:value-type="float" office:value="0" calcext:value-type="float">
            <text:p>0.000000</text:p>
          </table:table-cell>
          <table:table-cell table:style-name="ce1" table:formula="of:=[.H$29]*[.H7]" office:value-type="float" office:value="0" calcext:value-type="float">
            <text:p>0.000000</text:p>
          </table:table-cell>
          <table:table-cell table:style-name="ce1" table:formula="of:=[.I$29]*[.I7]" office:value-type="float" office:value="0.1154536136" calcext:value-type="float">
            <text:p>0.115454</text:p>
          </table:table-cell>
          <table:table-cell table:style-name="ce1" table:formula="of:=[.J$29]*[.J7]" office:value-type="float" office:value="0" calcext:value-type="float">
            <text:p>0.000000</text:p>
          </table:table-cell>
          <table:table-cell table:style-name="ce1" table:formula="of:=[.K$29]*[.K7]" office:value-type="float" office:value="0" calcext:value-type="float">
            <text:p>0.000000</text:p>
          </table:table-cell>
          <table:table-cell table:style-name="ce1" table:formula="of:=[.L$29]*[.L7]" office:value-type="float" office:value="0" calcext:value-type="float">
            <text:p>0.000000</text:p>
          </table:table-cell>
          <table:table-cell table:style-name="ce1" table:formula="of:=[.M$29]*[.M7]" office:value-type="float" office:value="0" calcext:value-type="float">
            <text:p>0.000000</text:p>
          </table:table-cell>
          <table:table-cell table:style-name="ce1" table:formula="of:=[.N$29]*[.N7]" office:value-type="float" office:value="0" calcext:value-type="float">
            <text:p>0.000000</text:p>
          </table:table-cell>
          <table:table-cell table:style-name="ce1" table:formula="of:=[.O$29]*[.O7]" office:value-type="float" office:value="0" calcext:value-type="float">
            <text:p>0.000000</text:p>
          </table:table-cell>
          <table:table-cell table:style-name="ce1" table:formula="of:=[.P$29]*[.P7]" office:value-type="float" office:value="-0.05790434844" calcext:value-type="float">
            <text:p>-0.057904</text:p>
          </table:table-cell>
          <table:table-cell table:number-columns-repeated="9"/>
        </table:table-row>
        <table:table-row table:style-name="ro1">
          <table:table-cell table:style-name="ce1" table:formula="of:=[.A$29]*[.A8]" office:value-type="float" office:value="0.158114" calcext:value-type="float">
            <text:p>0.158114</text:p>
          </table:table-cell>
          <table:table-cell table:style-name="ce1" table:formula="of:=[.B$29]*[.B8]" office:value-type="float" office:value="-0.09915895584" calcext:value-type="float">
            <text:p>-0.099159</text:p>
          </table:table-cell>
          <table:table-cell table:style-name="ce1" table:formula="of:=[.C$29]*[.C8]" office:value-type="float" office:value="0" calcext:value-type="float">
            <text:p>0.000000</text:p>
          </table:table-cell>
          <table:table-cell table:style-name="ce1" table:formula="of:=[.D$29]*[.D8]" office:value-type="float" office:value="-0.13647943449" calcext:value-type="float">
            <text:p>-0.136479</text:p>
          </table:table-cell>
          <table:table-cell table:style-name="ce1" table:formula="of:=[.E$29]*[.E8]" office:value-type="float" office:value="0.10980278075" calcext:value-type="float">
            <text:p>0.109803</text:p>
          </table:table-cell>
          <table:table-cell table:style-name="ce1" table:formula="of:=[.F$29]*[.F8]" office:value-type="float" office:value="0" calcext:value-type="float">
            <text:p>0.000000</text:p>
          </table:table-cell>
          <table:table-cell table:style-name="ce1" table:formula="of:=[.G$29]*[.G8]" office:value-type="float" office:value="0" calcext:value-type="float">
            <text:p>0.000000</text:p>
          </table:table-cell>
          <table:table-cell table:style-name="ce1" table:formula="of:=[.H$29]*[.H8]" office:value-type="float" office:value="0" calcext:value-type="float">
            <text:p>0.000000</text:p>
          </table:table-cell>
          <table:table-cell table:style-name="ce1" table:formula="of:=[.I$29]*[.I8]" office:value-type="float" office:value="0.03567682105" calcext:value-type="float">
            <text:p>0.035677</text:p>
          </table:table-cell>
          <table:table-cell table:style-name="ce1" table:formula="of:=[.J$29]*[.J8]" office:value-type="float" office:value="-0.05507023404" calcext:value-type="float">
            <text:p>-0.055070</text:p>
          </table:table-cell>
          <table:table-cell table:style-name="ce1" table:formula="of:=[.K$29]*[.K8]" office:value-type="float" office:value="0" calcext:value-type="float">
            <text:p>0.000000</text:p>
          </table:table-cell>
          <table:table-cell table:style-name="ce1" table:formula="of:=[.L$29]*[.L8]" office:value-type="float" office:value="0" calcext:value-type="float">
            <text:p>0.000000</text:p>
          </table:table-cell>
          <table:table-cell table:style-name="ce1" table:formula="of:=[.M$29]*[.M8]" office:value-type="float" office:value="0" calcext:value-type="float">
            <text:p>0.000000</text:p>
          </table:table-cell>
          <table:table-cell table:style-name="ce1" table:formula="of:=[.N$29]*[.N8]" office:value-type="float" office:value="0" calcext:value-type="float">
            <text:p>0.000000</text:p>
          </table:table-cell>
          <table:table-cell table:style-name="ce1" table:formula="of:=[.O$29]*[.O8]" office:value-type="float" office:value="0" calcext:value-type="float">
            <text:p>0.000000</text:p>
          </table:table-cell>
          <table:table-cell table:style-name="ce1" table:formula="of:=[.P$29]*[.P8]" office:value-type="float" office:value="0.01789367784" calcext:value-type="float">
            <text:p>0.017894</text:p>
          </table:table-cell>
          <table:table-cell table:number-columns-repeated="9"/>
        </table:table-row>
        <table:table-row table:style-name="ro1">
          <table:table-cell table:style-name="ce1" table:formula="of:=[.A$29]*[.A9]" office:value-type="float" office:value="0.158114" calcext:value-type="float">
            <text:p>0.158114</text:p>
          </table:table-cell>
          <table:table-cell table:style-name="ce1" table:formula="of:=[.B$29]*[.B9]" office:value-type="float" office:value="-0.16044226443" calcext:value-type="float">
            <text:p>-0.160442</text:p>
          </table:table-cell>
          <table:table-cell table:style-name="ce1" table:formula="of:=[.C$29]*[.C9]" office:value-type="float" office:value="0" calcext:value-type="float">
            <text:p>0.000000</text:p>
          </table:table-cell>
          <table:table-cell table:style-name="ce1" table:formula="of:=[.D$29]*[.D9]" office:value-type="float" office:value="-0.05213033154" calcext:value-type="float">
            <text:p>-0.052130</text:p>
          </table:table-cell>
          <table:table-cell table:style-name="ce1" table:formula="of:=[.E$29]*[.E9]" office:value-type="float" office:value="0.06786141622" calcext:value-type="float">
            <text:p>0.067861</text:p>
          </table:table-cell>
          <table:table-cell table:style-name="ce1" table:formula="of:=[.F$29]*[.F9]" office:value-type="float" office:value="0" calcext:value-type="float">
            <text:p>0.000000</text:p>
          </table:table-cell>
          <table:table-cell table:style-name="ce1" table:formula="of:=[.G$29]*[.G9]" office:value-type="float" office:value="0" calcext:value-type="float">
            <text:p>0.000000</text:p>
          </table:table-cell>
          <table:table-cell table:style-name="ce1" table:formula="of:=[.H$29]*[.H9]" office:value-type="float" office:value="0" calcext:value-type="float">
            <text:p>0.000000</text:p>
          </table:table-cell>
          <table:table-cell table:style-name="ce1" table:formula="of:=[.I$29]*[.I9]" office:value-type="float" office:value="-0.09340362785" calcext:value-type="float">
            <text:p>-0.093404</text:p>
          </table:table-cell>
          <table:table-cell table:style-name="ce1" table:formula="of:=[.J$29]*[.J9]" office:value-type="float" office:value="0.03403541274" calcext:value-type="float">
            <text:p>0.034035</text:p>
          </table:table-cell>
          <table:table-cell table:style-name="ce1" table:formula="of:=[.K$29]*[.K9]" office:value-type="float" office:value="0" calcext:value-type="float">
            <text:p>0.000000</text:p>
          </table:table-cell>
          <table:table-cell table:style-name="ce1" table:formula="of:=[.L$29]*[.L9]" office:value-type="float" office:value="0" calcext:value-type="float">
            <text:p>0.000000</text:p>
          </table:table-cell>
          <table:table-cell table:style-name="ce1" table:formula="of:=[.M$29]*[.M9]" office:value-type="float" office:value="0" calcext:value-type="float">
            <text:p>0.000000</text:p>
          </table:table-cell>
          <table:table-cell table:style-name="ce1" table:formula="of:=[.N$29]*[.N9]" office:value-type="float" office:value="0" calcext:value-type="float">
            <text:p>0.000000</text:p>
          </table:table-cell>
          <table:table-cell table:style-name="ce1" table:formula="of:=[.O$29]*[.O9]" office:value-type="float" office:value="0" calcext:value-type="float">
            <text:p>0.000000</text:p>
          </table:table-cell>
          <table:table-cell table:style-name="ce1" table:formula="of:=[.P$29]*[.P9]" office:value-type="float" office:value="0.04684585206" calcext:value-type="float">
            <text:p>0.046846</text:p>
          </table:table-cell>
          <table:table-cell table:number-columns-repeated="9"/>
        </table:table-row>
        <table:table-row table:style-name="ro1">
          <table:table-cell table:style-name="ce1" table:formula="of:=[.A$29]*[.A10]" office:value-type="float" office:value="0.158114" calcext:value-type="float">
            <text:p>0.158114</text:p>
          </table:table-cell>
          <table:table-cell table:style-name="ce1" table:formula="of:=[.B$29]*[.B10]" office:value-type="float" office:value="-0.16044226443" calcext:value-type="float">
            <text:p>-0.160442</text:p>
          </table:table-cell>
          <table:table-cell table:style-name="ce1" table:formula="of:=[.C$29]*[.C10]" office:value-type="float" office:value="0" calcext:value-type="float">
            <text:p>0.000000</text:p>
          </table:table-cell>
          <table:table-cell table:style-name="ce1" table:formula="of:=[.D$29]*[.D10]" office:value-type="float" office:value="0.05213033154" calcext:value-type="float">
            <text:p>0.052130</text:p>
          </table:table-cell>
          <table:table-cell table:style-name="ce1" table:formula="of:=[.E$29]*[.E10]" office:value-type="float" office:value="-0.06786141622" calcext:value-type="float">
            <text:p>-0.067861</text:p>
          </table:table-cell>
          <table:table-cell table:style-name="ce1" table:formula="of:=[.F$29]*[.F10]" office:value-type="float" office:value="0" calcext:value-type="float">
            <text:p>0.000000</text:p>
          </table:table-cell>
          <table:table-cell table:style-name="ce1" table:formula="of:=[.G$29]*[.G10]" office:value-type="float" office:value="0" calcext:value-type="float">
            <text:p>0.000000</text:p>
          </table:table-cell>
          <table:table-cell table:style-name="ce1" table:formula="of:=[.H$29]*[.H10]" office:value-type="float" office:value="0" calcext:value-type="float">
            <text:p>0.000000</text:p>
          </table:table-cell>
          <table:table-cell table:style-name="ce1" table:formula="of:=[.I$29]*[.I10]" office:value-type="float" office:value="-0.09340362785" calcext:value-type="float">
            <text:p>-0.093404</text:p>
          </table:table-cell>
          <table:table-cell table:style-name="ce1" table:formula="of:=[.J$29]*[.J10]" office:value-type="float" office:value="0.03403541274" calcext:value-type="float">
            <text:p>0.034035</text:p>
          </table:table-cell>
          <table:table-cell table:style-name="ce1" table:formula="of:=[.K$29]*[.K10]" office:value-type="float" office:value="0" calcext:value-type="float">
            <text:p>0.000000</text:p>
          </table:table-cell>
          <table:table-cell table:style-name="ce1" table:formula="of:=[.L$29]*[.L10]" office:value-type="float" office:value="0" calcext:value-type="float">
            <text:p>0.000000</text:p>
          </table:table-cell>
          <table:table-cell table:style-name="ce1" table:formula="of:=[.M$29]*[.M10]" office:value-type="float" office:value="0" calcext:value-type="float">
            <text:p>0.000000</text:p>
          </table:table-cell>
          <table:table-cell table:style-name="ce1" table:formula="of:=[.N$29]*[.N10]" office:value-type="float" office:value="0" calcext:value-type="float">
            <text:p>0.000000</text:p>
          </table:table-cell>
          <table:table-cell table:style-name="ce1" table:formula="of:=[.O$29]*[.O10]" office:value-type="float" office:value="0" calcext:value-type="float">
            <text:p>0.000000</text:p>
          </table:table-cell>
          <table:table-cell table:style-name="ce1" table:formula="of:=[.P$29]*[.P10]" office:value-type="float" office:value="-0.04684585206" calcext:value-type="float">
            <text:p>-0.046846</text:p>
          </table:table-cell>
          <table:table-cell table:number-columns-repeated="9"/>
        </table:table-row>
        <table:table-row table:style-name="ro1">
          <table:table-cell table:style-name="ce1" table:formula="of:=[.A$29]*[.A11]" office:value-type="float" office:value="0.158114" calcext:value-type="float">
            <text:p>0.158114</text:p>
          </table:table-cell>
          <table:table-cell table:style-name="ce1" table:formula="of:=[.B$29]*[.B11]" office:value-type="float" office:value="-0.09915895584" calcext:value-type="float">
            <text:p>-0.099159</text:p>
          </table:table-cell>
          <table:table-cell table:style-name="ce1" table:formula="of:=[.C$29]*[.C11]" office:value-type="float" office:value="0" calcext:value-type="float">
            <text:p>0.000000</text:p>
          </table:table-cell>
          <table:table-cell table:style-name="ce1" table:formula="of:=[.D$29]*[.D11]" office:value-type="float" office:value="0.13647943449" calcext:value-type="float">
            <text:p>0.136479</text:p>
          </table:table-cell>
          <table:table-cell table:style-name="ce1" table:formula="of:=[.E$29]*[.E11]" office:value-type="float" office:value="-0.10980278075" calcext:value-type="float">
            <text:p>-0.109803</text:p>
          </table:table-cell>
          <table:table-cell table:style-name="ce1" table:formula="of:=[.F$29]*[.F11]" office:value-type="float" office:value="0" calcext:value-type="float">
            <text:p>0.000000</text:p>
          </table:table-cell>
          <table:table-cell table:style-name="ce1" table:formula="of:=[.G$29]*[.G11]" office:value-type="float" office:value="0" calcext:value-type="float">
            <text:p>0.000000</text:p>
          </table:table-cell>
          <table:table-cell table:style-name="ce1" table:formula="of:=[.H$29]*[.H11]" office:value-type="float" office:value="0" calcext:value-type="float">
            <text:p>0.000000</text:p>
          </table:table-cell>
          <table:table-cell table:style-name="ce1" table:formula="of:=[.I$29]*[.I11]" office:value-type="float" office:value="0.03567682105" calcext:value-type="float">
            <text:p>0.035677</text:p>
          </table:table-cell>
          <table:table-cell table:style-name="ce1" table:formula="of:=[.J$29]*[.J11]" office:value-type="float" office:value="-0.05507023404" calcext:value-type="float">
            <text:p>-0.055070</text:p>
          </table:table-cell>
          <table:table-cell table:style-name="ce1" table:formula="of:=[.K$29]*[.K11]" office:value-type="float" office:value="0" calcext:value-type="float">
            <text:p>0.000000</text:p>
          </table:table-cell>
          <table:table-cell table:style-name="ce1" table:formula="of:=[.L$29]*[.L11]" office:value-type="float" office:value="0" calcext:value-type="float">
            <text:p>0.000000</text:p>
          </table:table-cell>
          <table:table-cell table:style-name="ce1" table:formula="of:=[.M$29]*[.M11]" office:value-type="float" office:value="0" calcext:value-type="float">
            <text:p>0.000000</text:p>
          </table:table-cell>
          <table:table-cell table:style-name="ce1" table:formula="of:=[.N$29]*[.N11]" office:value-type="float" office:value="0" calcext:value-type="float">
            <text:p>0.000000</text:p>
          </table:table-cell>
          <table:table-cell table:style-name="ce1" table:formula="of:=[.O$29]*[.O11]" office:value-type="float" office:value="0" calcext:value-type="float">
            <text:p>0.000000</text:p>
          </table:table-cell>
          <table:table-cell table:style-name="ce1" table:formula="of:=[.P$29]*[.P11]" office:value-type="float" office:value="-0.01789367784" calcext:value-type="float">
            <text:p>-0.017894</text:p>
          </table:table-cell>
          <table:table-cell table:number-columns-repeated="9"/>
        </table:table-row>
        <table:table-row table:style-name="ro1" table:number-rows-repeated="14">
          <table:table-cell table:style-name="ce1" table:number-columns-repeated="16"/>
          <table:table-cell table:number-columns-repeated="9"/>
        </table:table-row>
        <table:table-row table:style-name="ro1" table:number-rows-repeated="104852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6" number:min-integer-digits="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0120" number:language="en" number:country="US">
      <number:number number:decimal-places="5" number:min-integer-digits="1"/>
    </number:number-style>
    <number:number-style style:name="N10121" number:language="en" number:country="US">
      <number:number number:decimal-places="6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" number:min-integer-digits="1"/>
    </number:number-style>
    <style:style style:name="Default" style:family="table-cell">
      <style:text-properties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0000-00-00T16:54:21.4372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ronlachner</meta:initial-creator>
    <meta:creation-date>2013-04-24T18:06:46</meta:creation-date>
    <dc:date>2014-05-26T16:57:08.191696000</dc:date>
    <meta:editing-duration>PT7M57S</meta:editing-duration>
    <meta:editing-cycles>8</meta:editing-cycles>
    <meta:generator>LibreOffice/4.1.4.2$MacOSX_x86 LibreOffice_project/0a0440ccc0227ad9829de5f46be37cfb6edcf72</meta:generator>
    <meta:document-statistic meta:table-count="2" meta:cell-count="441" meta:object-count="0"/>
  </office:meta>
</office:document-meta>
</file>